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setuptools import find_packages, setup</text:p>
      <text:p text:style-name="Standard"/>
      <text:p text:style-name="Standard">package_name = 'serial_motor_controller'</text:p>
      <text:p text:style-name="Standard"/>
      <text:p text:style-name="Standard">setup(</text:p>
      <text:p text:style-name="Standard"><text:s text:c="4"/>name=package_name,</text:p>
      <text:p text:style-name="Standard"><text:s text:c="4"/>version='0.0.0',</text:p>
      <text:p text:style-name="Standard"><text:s text:c="4"/>packages=find_packages(exclude=['test']),</text:p>
      <text:p text:style-name="Standard"><text:s text:c="4"/>data_files=[</text:p>
      <text:p text:style-name="Standard"><text:s text:c="8"/>('share/ament_index/resource_index/packages',</text:p>
      <text:p text:style-name="Standard"><text:s text:c="12"/>['resource/' + package_name]),</text:p>
      <text:p text:style-name="Standard"><text:s text:c="8"/>('share/' + package_name, ['package.xml']),</text:p>
      <text:p text:style-name="Standard"><text:s text:c="4"/>],</text:p>
      <text:p text:style-name="Standard"><text:s text:c="4"/>install_requires=['setuptools'],</text:p>
      <text:p text:style-name="Standard"><text:s text:c="4"/>zip_safe=True,</text:p>
      <text:p text:style-name="Standard"><text:s text:c="4"/>maintainer='ubuntu',</text:p>
      <text:p text:style-name="Standard"><text:s text:c="4"/>maintainer_email='ubuntu@todo.todo',</text:p>
      <text:p text:style-name="Standard"><text:s text:c="4"/>description='TODO: Package description',</text:p>
      <text:p text:style-name="Standard"><text:s text:c="4"/>license='TODO: License declaration',</text:p>
      <text:p text:style-name="Standard"><text:s text:c="4"/>extras_require={</text:p>
      <text:p text:style-name="Standard"><text:s text:c="8"/>'test': [</text:p>
      <text:p text:style-name="Standard"><text:s text:c="12"/>'pytest',</text:p>
      <text:p text:style-name="Standard"><text:s text:c="8"/>],</text:p>
      <text:p text:style-name="Standard"><text:s text:c="4"/>},</text:p>
      <text:p text:style-name="Standard"><text:s text:c="4"/>entry_points={</text:p>
      <text:p text:style-name="Standard"><text:s text:c="8"/>'console_scripts': ['serial_bridge = serial_motor_controller.serial_bridge&gt;</text:p>
      <text:p text:style-name="Standard"><text:s text:c="8"/>],</text:p>
      <text:p text:style-name="Standard"><text:s text:c="4"/>},</text:p>
      <text:p text:style-name="Standard"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1:53:11.502839680</meta:creation-date>
    <dc:date>2026-02-07T11:53:29.030817575</dc:date>
    <meta:editing-duration>PT18S</meta:editing-duration>
    <meta:editing-cycles>1</meta:editing-cycles>
    <meta:document-statistic meta:table-count="0" meta:image-count="0" meta:object-count="0" meta:page-count="1" meta:paragraph-count="27" meta:word-count="46" meta:character-count="738" meta:non-whitespace-character-count="587"/>
    <meta:generator>LibreOffice/7.3.7.2$Linux_X86_64 LibreOffice_project/30$Build-2</meta:generator>
  </office:meta>
</office:document-meta>
</file>